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1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2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19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alk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mo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oran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íseň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posad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luníč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</text:p>
          </table:table-cell>
          <table:table-cell office:value-type="string" calcext:value-type="string">
            <text:p>těž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 table:number-columns-repeated="1020"/>
        </table:table-row>
        <table:table-row table:style-name="ro1" table:number-rows-repeated="10483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21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/00/0000</text:date>, <text:time style:data-style-name="N2" text:time-value="11:18:59.632842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0-12-21T11:25:42.289786383</dc:date>
    <meta:editing-duration>PT20H7M5S</meta:editing-duration>
    <meta:editing-cycles>31</meta:editing-cycles>
    <meta:generator>LibreOffice/6.1.5.2$Linux_X86_64 LibreOffice_project/10$Build-2</meta:generator>
    <meta:document-statistic meta:table-count="1" meta:cell-count="737" meta:object-count="0"/>
  </office:meta>
</office:document-meta>
</file>